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text-line-through-style="solid"/>
    </style:style>
  </office:automatic-styles>
  <office:body>
    <office:text>
      <text:h text:style-name="Heading_20_1" text:outline-level="1">Теологические <text:span text:style-name="T1">набросы</text:span> наброски.</text:h>
      <text:p text:style-name="First_20_paragraph">Оптимист. Лицо, желающее оставаться в рамках традиционной христианской теологии.</text:p>
      <text:p text:style-name="Text_20_body">Пессимист. Лицо, отвергающее христианскую теологию.</text:p>
      <text:p text:style-name="Text_20_body">Семинарист. Лицо безответственное (теологически).</text:p>
      <text:p text:style-name="Horizontal_20_Line"/>
      <text:p text:style-name="First_20_paragraph">Пессимист: Почему вы считаете, что Бог благ?</text:p>
      <text:p text:style-name="Text_20_body">Оптимист: Определение Бога как всесовершенного Существа подразумевает свойство благости.</text:p>
      <text:p text:style-name="Text_20_body">Семинарист зевает.</text:p>
      <text:p text:style-name="Text_20_body">Пессимист: Почему Бог всесовершен?</text:p>
      <text:p text:style-name="Text_20_body">Семинарист: Не нудите. Если он не всесовершен, придется объяснять, что послужило ограничителем совершенства, почему это так, и откуда Вам известно об этом.</text:p>
      <text:p text:style-name="Text_20_body">Пессимист: Ладно. Почему благость должна входить в понятие всесовершенства?</text:p>
      <text:p text:style-name="Text_20_body">Оптимист: Если я что-то планирую, я всегда имею в виду какое-то благо, которое получу в результате.</text:p>
      <text:p text:style-name="Text_20_body">Семинарист: Например, если я выйду из комнаты, то больше не буду участником этой бесполезной дискуссии.</text:p>
      <text:p text:style-name="Text_20_body">Оптимист: Именно. Но ты можешь ошибаться: мы с Пессимистом можем выйти из комнаты вслед за тобой и продолжить мучить тебя. Но Бог, в отличии от человека, всеведущ и поэтому не может ошибаться. Значит Он всегда выбирает благо.</text:p>
      <text:p text:style-name="Text_20_body">Пессимист: Вы хотите сказать, что любое действие основано на осознанном выборе? Как бы не так.</text:p>
      <text:p text:style-name="Text_20_body">Семинарист: Точно. Например, я легко могу стащить Ваш портфель просто потому, что мне захотелось, даже не задумывась, зачем мне это нужно.</text:p>
      <text:p text:style-name="Text_20_body">Пессимист, незаметно придвигая портфель к своему стулу: более того! Это Ваше действие вовсе не повлечет за собой благо, ведь я расстрось, лишившись нужной вещи.</text:p>
      <text:p text:style-name="Text_20_body">Семинарист: это как посмотреть.</text:p>
      <text:p text:style-name="Text_20_body">Оптимист: Вот видите! Если взглянуть шире, то заметно следующее: в результате похищения портфеля нарушится гармония в нашем маленьком сообществе. Мы перестанем доверять друг другу, начнется скандал с выяснением отношений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